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font-size="40pt" fo:font-weight="bold" style:font-size-asian="35pt" style:font-weight-asian="bold" style:font-size-complex="40pt" style:font-weight-complex="bold"/>
    </style:style>
    <style:style style:name="P2" style:family="paragraph" style:parent-style-name="Standard">
      <style:text-properties fo:font-size="40pt" fo:font-weight="bold" officeooo:rsid="0013583b" officeooo:paragraph-rsid="0013583b" style:font-size-asian="35pt" style:font-weight-asian="bold" style:font-size-complex="40pt" style:font-weight-complex="bold"/>
    </style:style>
    <style:style style:name="P3" style:family="paragraph" style:parent-style-name="Standard">
      <style:text-properties style:font-name="Arial1" fo:font-size="40pt" fo:font-weight="bold" officeooo:rsid="0013583b" officeooo:paragraph-rsid="0013583b" style:font-size-asian="35pt" style:font-weight-asian="bold" style:font-size-complex="4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40pt" fo:font-weight="bold" officeooo:rsid="0013583b" officeooo:paragraph-rsid="0013583b" style:font-size-asian="35pt" style:font-weight-asian="bold" style:font-size-complex="4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40pt" fo:font-weight="bold" officeooo:paragraph-rsid="0026d747" style:font-size-asian="40pt" style:font-weight-asian="bold" style:font-size-complex="40pt" style:font-weight-complex="bold"/>
    </style:style>
    <style:style style:name="P6" style:family="paragraph" style:parent-style-name="Standard">
      <style:text-properties style:font-name="Arial1" fo:font-size="12pt" fo:font-weight="bold" officeooo:rsid="0013583b" officeooo:paragraph-rsid="0026d747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Arial1" fo:font-size="10.5pt" fo:font-weight="bold" officeooo:rsid="0013583b" officeooo:paragraph-rsid="0013583b" style:font-size-asian="10.5pt" style:font-weight-asian="bold" style:font-size-complex="10.5pt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02a5c"/>
    </style:style>
    <style:style style:name="P9" style:family="paragraph" style:parent-style-name="Standard">
      <style:text-properties style:font-name="Arial1" fo:font-size="12pt" fo:font-weight="bold" officeooo:rsid="0013583b" officeooo:paragraph-rsid="0026d747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02a5c"/>
    </style:style>
    <style:style style:name="P1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rial1" fo:font-size="14pt" fo:letter-spacing="normal" fo:font-style="normal" fo:font-weight="normal" style:font-size-asian="14pt" style:font-size-complex="14pt"/>
    </style:style>
    <style:style style:name="P1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rial1" fo:font-size="14pt" fo:letter-spacing="normal" fo:font-style="normal" fo:font-weight="normal" officeooo:rsid="0032c842" officeooo:paragraph-rsid="0032c842" style:font-size-asian="14pt" style:font-size-complex="14pt"/>
    </style:style>
    <style:style style:name="T1" style:family="text">
      <style:text-properties fo:font-variant="normal" fo:text-transform="none" fo:color="#212529" loext:opacity="100%" fo:letter-spacing="normal" fo:font-style="normal" officeooo:rsid="0032c842"/>
    </style:style>
    <style:style style:name="T2" style:family="text">
      <style:text-properties fo:font-variant="normal" fo:text-transform="none" fo:color="#212529" loext:opacity="100%" style:font-name="Arial1" fo:font-size="14pt" fo:letter-spacing="normal" fo:font-style="normal" fo:font-weight="normal" officeooo:rsid="00319adc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212529" loext:opacity="100%" style:font-name="apple-system" fo:font-size="10.5pt" fo:letter-spacing="normal" fo:font-style="normal" fo:font-weight="bold" officeooo:rsid="00319adc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212529" loext:opacity="100%" fo:font-size="10.5pt" fo:letter-spacing="normal" fo:font-style="normal" fo:font-weight="bold" officeooo:rsid="00319adc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212529" loext:opacity="100%" fo:font-size="14pt" fo:letter-spacing="normal" fo:font-style="normal" fo:font-weight="normal" officeooo:rsid="00319adc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212529" loext:opacity="100%" style:font-name="Arial1" fo:font-size="10.5pt" fo:letter-spacing="normal" fo:font-style="normal" fo:font-weight="bold" officeooo:rsid="00319adc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212529" loext:opacity="100%" style:font-name="Arial1" fo:font-size="14pt" fo:letter-spacing="normal" fo:font-style="normal" fo:font-weight="normal" officeooo:rsid="00319adc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212529" loext:opacity="100%" style:font-name="Arial1" fo:font-size="14pt" fo:letter-spacing="normal" fo:font-style="normal" fo:font-weight="bold" officeooo:rsid="00319adc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212529" loext:opacity="100%" style:font-name="Arial1" fo:letter-spacing="normal" fo:font-style="normal" fo:font-weight="bold" officeooo:rsid="00319adc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212529" loext:opacity="100%" style:font-name="Arial1" fo:letter-spacing="normal" fo:font-style="normal" fo:font-weight="normal" officeooo:rsid="00319adc" style:font-style-asian="normal" style:font-weight-asian="normal" style:font-style-complex="normal" style:font-weight-complex="normal"/>
    </style:style>
    <style:style style:name="T11" style:family="text">
      <style:text-properties officeooo:rsid="0013583b"/>
    </style:style>
    <style:style style:name="T12" style:family="text">
      <style:text-properties officeooo:rsid="0032c842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3"/>
      <text:p text:style-name="P2"><text:s text:c="3"/></text:p>
      <text:p text:style-name="P2"/>
      <text:p text:style-name="P3"><text:s text:c="16"/>Tarea</text:p>
      <text:p text:style-name="P5"><text:span text:style-name="T11"><text:s text:c="14"/></text:span><text:span text:style-name="T1">Nomina</text:span></text:p>
      <text:p text:style-name="P4"/>
      <text:p text:style-name="P7"><text:s text:c="18"/></text:p>
      <text:p text:style-name="P7"/>
      <text:p text:style-name="P7"/>
      <text:p text:style-name="P7"/>
      <text:p text:style-name="P7"/>
      <text:p text:style-name="P6"><text:s text:c="174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 <text:s text:c="8"/>Jesús Blanco Miguez 1º Dam</text:p>
      <text:p text:style-name="P8"><text:soft-page-break/><text:span text:style-name="Strong_20_Emphasis"><text:span text:style-name="T8">1. INDICA SI LOS SIGUIENTES COMPLEMENTOS SON COMPUTABLES A LA BASE DE COTIZACIÓN O NO:</text:span></text:span></text:p>
      <text:list xml:id="list1391704222" text:style-name="L1">
        <text:list-header>
          <text:p text:style-name="P11">Plus de antigüedad: 100€. <text:span text:style-name="T12">Salarial</text:span></text:p>
          <text:p text:style-name="P12">Computa</text:p>
          <text:p text:style-name="P11">Plus de peligrosidad: 90€.<text:span text:style-name="T12">No salarial</text:span></text:p>
          <text:p text:style-name="P12">Computa</text:p>
          <text:p text:style-name="P11">Incentivos: 150€.<text:span text:style-name="T12">Salarial</text:span></text:p>
          <text:p text:style-name="P12">No computa</text:p>
          <text:p text:style-name="P11">Plus de distancia: 90€.<text:span text:style-name="T12">No salarial</text:span></text:p>
          <text:p text:style-name="P12">Computa</text:p>
          <text:p text:style-name="P11">Dietas por estancia en hotel durante 2 días por 50€ cada noche.</text:p>
          <text:p text:style-name="P12">No computa</text:p>
          <text:p text:style-name="P11">Dietas por comer fuera durante 3 días por 75€. <text:span text:style-name="T12">No salarial</text:span></text:p>
          <text:p text:style-name="P12">No computa</text:p>
          <text:p text:style-name="P11">Gastos de locomoción por viaje a Badajoz con factura de 100€.<text:span text:style-name="T12">No salarial, No computa</text:span></text:p>
          <text:p text:style-name="P12">No computa</text:p>
          <text:p text:style-name="P11">Pago de las prestatario de la seguridad social por estar de baja laboral de 550€.</text:p>
          <text:p text:style-name="P12">No se computa</text:p>
          <text:p text:style-name="P11">Compra de vestimenta de trabajo por el trabajador por 50€.</text:p>
          <text:p text:style-name="P12">Computa</text:p>
        </text:list-header>
      </text:list>
      <text:p text:style-name="P8"><text:span text:style-name="Strong_20_Emphasis"><text:span text:style-name="T2"/></text:span></text:p>
      <text:p text:style-name="P8"><text:span text:style-name="Strong_20_Emphasis"><text:span text:style-name="T2"/></text:span></text:p>
      <text:p text:style-name="P8"><text:span text:style-name="Strong_20_Emphasis"><text:span text:style-name="T2"/></text:span></text:p>
      <text:p text:style-name="P8"><text:span text:style-name="Strong_20_Emphasis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13:04:22.276000000</meta:creation-date>
    <dc:date>2023-02-15T12:49:47.069000000</dc:date>
    <meta:editing-duration>PT12M5S</meta:editing-duration>
    <meta:editing-cycles>12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25" meta:word-count="134" meta:character-count="938" meta:non-whitespace-character-count="602"/>
  </office:meta>
</office:document-meta>
</file>